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4b2" officeooo:paragraph-rsid="000674b2"/>
    </style:style>
    <style:style style:name="P2" style:family="paragraph" style:parent-style-name="Standard">
      <style:text-properties fo:language="ru" fo:country="RU" officeooo:rsid="000674b2" officeooo:paragraph-rsid="000674b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 interesting landing page with variables, slider, burger and star ranger.<text:line-break/>All media<text:span text:style-name="T1"> styles </text:span>are in a separate file.</text:p>
      <text:p text:style-name="P1"/>
      <text:p text:style-name="P1">Интересный лендинг с переменными с<text:span text:style-name="T2">о</text:span> <text:span text:style-name="T1">slider</text:span><text:span text:style-name="T2">,</text:span><text:span text:style-name="T1"> </text:span><text:span text:style-name="T2">с </text:span><text:span text:style-name="T1">burger, </text:span><text:span text:style-name="T2">со </text:span><text:span text:style-name="T1">star ranger.</text:span></text:p>
      <text:p text:style-name="P2">Все медиа запросы в отдельном файл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1:02:52.007000000</meta:creation-date>
    <dc:date>2024-03-26T11:07:21.699000000</dc:date>
    <meta:editing-duration>PT4M30S</meta:editing-duration>
    <meta:editing-cycles>1</meta:editing-cycles>
    <meta:document-statistic meta:table-count="0" meta:image-count="0" meta:object-count="0" meta:page-count="1" meta:paragraph-count="3" meta:word-count="36" meta:character-count="221" meta:non-whitespace-character-count="188"/>
    <meta:generator>LibreOffice/7.5.2.2$Windows_X86_64 LibreOffice_project/53bb9681a964705cf672590721dbc85eb4d0c3a2</meta:generator>
  </office:meta>
</office:document-meta>
</file>